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6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9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0" style:family="paragraph" style:parent-style-name="Standard">
      <style:paragraph-properties fo:margin-left="0.5in" fo:margin-right="0in" fo:text-indent="0in" style:auto-text-indent="false"/>
    </style:style>
    <style:style style:name="P11" style:family="paragraph" style:parent-style-name="Header">
      <style:paragraph-properties fo:text-align="center" style:justify-single-word="false" style:snap-to-layout-gri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12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 style:font-size-complex="8pt"/>
    </style:style>
    <style:style style:name="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/>
    </style:style>
    <style:style style:name="P1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fo:font-size="8pt" style:font-size-asian="8pt" style:font-size-complex="8pt"/>
    </style:style>
    <style:style style:name="P15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7" style:family="paragraph" style:parent-style-name="Standard" style:list-style-name="L1"/>
    <style:style style:name="P18" style:family="paragraph" style:parent-style-name="Standard" style:list-style-name="L2"/>
    <style:style style:name="P19" style:family="paragraph" style:parent-style-name="Standard" style:list-style-name="L3"/>
    <style:style style:name="P20" style:family="paragraph" style:parent-style-name="Standard" style:list-style-name="L5"/>
    <style:style style:name="P21" style:family="paragraph" style:parent-style-name="Standard" style:list-style-name="L6"/>
    <style:style style:name="P22" style:family="paragraph" style:parent-style-name="Standard" style:list-style-name="L7"/>
    <style:style style:name="P23" style:family="paragraph" style:parent-style-name="Standard" style:list-style-name="L8"/>
    <style:style style:name="P24" style:family="paragraph" style:parent-style-name="Standard" style:list-style-name="L9"/>
    <style:style style:name="P25" style:family="paragraph" style:parent-style-name="Standard" style:list-style-name="L10"/>
    <style:style style:name="P26" style:family="paragraph" style:parent-style-name="Standard">
      <style:paragraph-properties fo:margin-left="0.5in" fo:margin-right="0in" fo:text-indent="0in" style:auto-text-indent="false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P27" style:family="paragraph" style:parent-style-name="Standard" style:list-style-name="L4">
      <style:paragraph-properties fo:margin-left="0.5in" fo:margin-right="0in" fo:text-indent="0in" style:auto-text-indent="false"/>
    </style:style>
    <style:style style:name="P28" style:family="paragraph" style:parent-style-name="Heading_20_1" style:master-page-name="First_20_Page">
      <style:paragraph-properties style:page-number="auto"/>
    </style:style>
    <style:style style:name="P2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0" style:family="paragraph">
      <style:paragraph-properties style:writing-mode="lr-tb"/>
    </style:style>
    <style:style style:name="P31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6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text:id="ct735383136">
          <text:insertion>
            <office:change-info>
              <dc:creator>Bob Jacobsen</dc:creator>
              <dc:date>2010-10-08T18:29:00</dc:date>
            </office:change-info>
          </text:insertion>
        </text:changed-region>
        <text:changed-region text:id="ct522082736">
          <text:deletion>
            <office:change-info>
              <dc:creator>Bob Jacobsen</dc:creator>
              <dc:date>2010-10-08T18:29:00</dc:date>
            </office:change-info>
            <text:p text:style-name="Standard">Title</text:p>
            <text:p text:style-name="Standard">Lorem ipsum dolor sit amet, consectetur adipiscing elit. Fusce ornare mattis justo vitae imperdiet. Cum sociis natoque penatibus et magnis dis parturient montes, nascetur ridiculus mus. </text:p>
            <text:h text:style-name="Heading_20_1" text:outline-level="1">Section Title</text:h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h text:style-name="Heading_20_1" text:outline-level="1">Section Title</text:h>
            <text:p text:style-name="Standard">Praesent gravida pulvinar vehicula. Vivamus eu nisl eget sem rutrum suscipit id a magna. Integer id ante odio. </text:p>
            <text:list xml:id="list1839029620" text:style-name="L1">
              <text:list-item>
                <text:p text:style-name="P1">Lorem ipsum dolor sit amet, consectetur adipiscing elit. </text:p>
              </text:list-item>
              <text:list-item>
                <text:p text:style-name="P1">Sed consectetur, ipsum et egestas accumsan, felis erat ornare mauris, sit amet suscipit ante orci sed massa.</text:p>
              </text:list-item>
            </text:list>
            <text:p text:style-name="Standard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1"><text:change-start text:change-id="ct735383136"/>Introduction (Informative)</text:h>
      <text:p text:style-name="Standard">OpenLCB is based on a global exchange of individual messages. This specification describes how messages and/or parts of messages are transported across CAN segments as CAN frames.</text:p>
      <text:h text:style-name="Heading_20_1" text:outline-level="1">Intended Use (Informative)</text:h>
      <text:p text:style-name="Standard">For moving messages on CAN...</text:p>
      <text:h text:style-name="Heading_20_1" text:outline-level="1">References and Context (Normative)</text:h>
      <text:p text:style-name="Standard">This specification is in the context of the following OpenLCB-CAN Specifications:</text:p>
      <text:list xml:id="list669108071" text:style-name="L2">
        <text:list-item>
          <text:p text:style-name="P18">The OpenLCB Frame Transfer Specification, which specifies …</text:p>
        </text:list-item>
        <text:list-item>
          <text:p text:style-name="P18">The OpenLCB Node Identifier Specification, which specifies …</text:p>
        </text:list-item>
      </text:list>
      <text:p text:style-name="Standard">“CAN” refers to the electrical and protocol specifications as defined in ISO 11898-1:2003 and ISO 11898-2:2003 and their successors.</text:p>
      <text:p text:style-name="Standard">External certification of parts shall be accepted for conformance to these standards. Conformance with a later version of a standard shall be accepted as conformance with the referenced versions.</text:p>
      <text:p text:style-name="Standard">For more information on format and presentation, see:</text:p>
      <text:list xml:id="list157905960" text:style-name="L3">
        <text:list-item>
          <text:p text:style-name="P19">OpenLCB Common Information Technical Note</text:p>
        </text:list-item>
      </text:list>
      <text:h text:style-name="Heading_20_1" text:outline-level="1">Message Format (Normative)</text:h>
      <text:p text:style-name="Standard">OpenLCB-CAN messages are sent in single CAN frames using the transfer mechanism and format described in the “OpenLCB-CAN Frame Transfer Standard”. This defines a 15 bit variable field in <text:span text:style-name="T5">the</text:span> frame, the format and contents of which is defined in this section. <text:s/>There are two formats, indicated by the most significant bit of the variable field.</text:p>
      <text:h text:style-name="Heading_20_2" text:outline-level="2">Global (non-addressed) messages</text:h>
      <text:p text:style-name="Standard">Global messages do not carry a destination Node ID alias, and therefore are directed at all nodes receiving the particular message.</text:p>
      <text:h text:style-name="Heading_20_2" text:outline-level="2"><text:soft-page-break/>Addressed messages</text:h>
      <text:p text:style-name="Standard">Addressed messages carry the Node ID alias of their destination as the low 12 bits of <text:s/>the variable field.</text:p>
      <text:h text:style-name="Heading_20_1" text:outline-level="1">Messages (Normative)</text:h>
      <text:h text:style-name="Heading_20_3" text:outline-level="3">Initialization Complete</text:h>
      <text:p text:style-name="Standard">Indicates that the node initialization is complete, and once the message is delivered, reachable on the network.</text:p>
      <text:p text:style-name="P10">Message Type Indicator: 0x</text:p>
      <text:p text:style-name="P10">Destination address present: No</text:p>
      <text:p text:style-name="P10">Simple subset: </text:p>
      <text:p text:style-name="P10">Priority group: </text:p>
      <text:p text:style-name="P10">Content: Full NID of the sending node</text:p>
      <text:p text:style-name="P26">CAN frame format: </text:p>
      <text:h text:style-name="Heading_20_3" text:outline-level="3">Verify Node ID</text:h>
      <text:p text:style-name="P10">Message Type Indicator: 0x</text:p>
      <text:p text:style-name="P10">Destination address present: Both yes and no</text:p>
      <text:p text:style-name="P10">Simple subset: </text:p>
      <text:p text:style-name="P10">Priority group: </text:p>
      <text:p text:style-name="P10">Content: </text:p>
      <text:p text:style-name="P26">CAN frame format: </text:p>
      <text:h text:style-name="Heading_20_3" text:outline-level="3">Verified Node ID</text:h>
      <text:p text:style-name="P10">Message Type Indicator: 0x</text:p>
      <text:p text:style-name="P10">Destination address present: No (space reasons)</text:p>
      <text:p text:style-name="P10">Simple subset: </text:p>
      <text:p text:style-name="P10">Priority group: </text:p>
      <text:p text:style-name="P10">Content: NID of the sending node – this is sent in full 48 bit format in all wire protocols, even if an alternate form or alias is available elsewhere in the message</text:p>
      <text:p text:style-name="P26">CAN frame format: </text:p>
      <text:h text:style-name="Heading_20_3" text:outline-level="3">Optional Interaction Rejected</text:h>
      <text:p text:style-name="P10">Message Type Indicator: 0x</text:p>
      <text:p text:style-name="P10"><text:soft-page-break/>Destination address present: Yes</text:p>
      <text:p text:style-name="P10">Simple subset: </text:p>
      <text:p text:style-name="P10">Priority group: </text:p>
      <text:p text:style-name="P10">Content: </text:p>
      <text:list xml:id="list466098030" text:style-name="L4">
        <text:list-item>
          <text:p text:style-name="P27">Mandatory most recent MTI (2 bytes)</text:p>
        </text:list-item>
        <text:list-item>
          <text:p text:style-name="P27">Mandatory error code (TBD) </text:p>
        </text:list-item>
        <text:list-item>
          <text:p text:style-name="P27">Optional data content (TBD)</text:p>
        </text:list-item>
      </text:list>
      <text:p text:style-name="P26">CAN frame format: </text:p>
      <text:h text:style-name="Heading_20_3" text:outline-level="3">Terminate Due to Error</text:h>
      <text:p text:style-name="P10">Message Type Indicator: 0x</text:p>
      <text:p text:style-name="P10">Destination address present: Yes</text:p>
      <text:p text:style-name="P10">Simple subset: </text:p>
      <text:p text:style-name="P10">Priority group: </text:p>
      <text:p text:style-name="P10">Content: </text:p>
      <text:list xml:id="list1345015541" text:continue-numbering="true" text:style-name="L4">
        <text:list-item>
          <text:p text:style-name="P27">Mandatory most recent MTI <text:s/>(2 bytes)</text:p>
        </text:list-item>
        <text:list-item>
          <text:p text:style-name="P27">Mandatory error code (TBD) </text:p>
        </text:list-item>
        <text:list-item>
          <text:p text:style-name="P27">Optional data content (TBD)</text:p>
        </text:list-item>
      </text:list>
      <text:p text:style-name="P26">CAN frame format: </text:p>
      <text:p text:style-name="Standard"/>
      <text:h text:style-name="Heading_20_1" text:outline-level="1">Interactions (Normative)</text:h>
      <text:p text:style-name="Standard">All nodes shall take part in all standard interactions defined in this section.</text:p>
      <text:h text:style-name="Heading_20_2" text:outline-level="2">Node Initialization</text:h>
      <text:p text:style-name="Standard">Newly functional nodes, once their start-up is complete and they are fully operational, must send an "Initialization Complete" message. </text:p>
      <text:list xml:id="list519661956" text:style-name="L5">
        <text:list-item>
          <text:p text:style-name="P20">There is no guarantee that any other node is listening for this. No reply is possible. </text:p>
        </text:list-item>
        <text:list-item>
          <text:p text:style-name="P20">Nodes must not emit any other OpenLCB message before the “Initialization Complete” message.</text:p>
        </text:list-item>
      </text:list>
      <text:p text:style-name="Standard">Sending the IC message is required to insure that higher-level tools are notified that they may start to work with the node. </text:p>
      <text:p text:style-name="Standard"><text:soft-page-break/></text:p>
      <text:h text:style-name="Heading_20_2" text:outline-level="2">Duplicate Node ID Detection</text:h>
      <text:p text:style-name="Standard">OpenLCB nodes must have unique node IDs. To detect this across the entire connected OpenLCB, all OpenLCB nodes must indicate an error if they detect an incoming message with a Source Node ID equal to their own. If possible, they should indicate it at the board itself using a light or similar. If possible, they should emit a PCER message with the “Duplicate Source ID detected” global event, which will carry the duplicate event ID in the Source Node ID field. </text:p>
      <text:p text:style-name="Standard">After sending the “Duplicate Source ID detected” global event, the node should not transmit any further messages until reset because this message will be received at the other duplicate-ID node(s), resulting in additional “Duplicate Source ID detected” global events and causing a possible message loop.</text:p>
      <text:p text:style-name="Standard">To further improve the reliability of this detection, OpenLCB nodes should, but need not, emit a Verified Node ID message every 30 to 90 seconds. As an implementation detail, it's recommended that CAN-attached nodes use their NIDa to pick that interval so that messages don't bunch up.</text:p>
      <text:h text:style-name="Heading_20_2" text:outline-level="2">Node ID Discovery</text:h>
      <text:p text:style-name="Standard">Upon receipt of a Verify Node ID Number message addressed to it, or an unaddressed Verify Node ID Number message, a node will reply with an unaddressed Verified Node ID Number. </text:p>
      <text:p text:style-name="Standard">This can be used as check that a specific node is still reachable. When wire protocols compress the originating and/or destination NID, this can be used to obtain the full NID. </text:p>
      <text:p text:style-name="Standard"/>
      <text:p text:style-name="Standard">The standard Verify Node ID Number interaction can be used to get the full 48-bit NID from a node for translation. At power up each node must obtain a alias that is locally unique. Gateways will also have to obtain unique aliases for remote nodes they are proxying on to the segment. </text:p>
      <text:p text:style-name="Standard"/>
      <text:h text:style-name="Heading_20_2" text:outline-level="2">Error Handling</text:h>
      <text:p text:style-name="Standard">There are multiple mandatory error-handling scenarios defined.</text:p>
      <text:p text:style-name="Standard">(Need to explain “optional” here)</text:p>
      <text:h text:style-name="Heading_20_3" text:outline-level="3">Reject Addressed Optional Interaction</text:h>
      <text:list xml:id="list972918145" text:style-name="L6">
        <text:list-item>
          <text:p text:style-name="P21">Node A receives an addressed message from Node B that carries Node A's NID. </text:p>
        </text:list-item>
      </text:list>
      <text:list xml:id="list1725190759" text:style-name="L7">
        <text:list-item>
          <text:p text:style-name="P22">The MTI indicates the start of an optional interaction. </text:p>
        </text:list-item>
      </text:list>
      <text:list xml:id="list787300721" text:style-name="L8">
        <text:list-item>
          <text:p text:style-name="P23">If Node A does not want to take part in the optional interaction, it may send an Optional Interaction Rejected message addressed to Node B with the original MTI in the message content. There is no requirement that OIR be sent; the node may silently ignore the incoming message.</text:p>
        </text:list-item>
      </text:list>
      <text:p text:style-name="Standard"><text:soft-page-break/>The message content also contains an optional reason code and an optional data value. The use of these fields is to be defined. </text:p>
      <text:h text:style-name="Heading_20_3" text:outline-level="3">Reject Unaddressed Optional Interaction</text:h>
      <text:list xml:id="list199401035" text:style-name="L9">
        <text:list-item>
          <text:p text:style-name="P24">Node A receives an unaddressed message from Node B. </text:p>
        </text:list-item>
        <text:list-item>
          <text:p text:style-name="P24">The MTI indicates the start of an optional interaction. </text:p>
        </text:list-item>
      </text:list>
      <text:p text:style-name="Standard">If Node A does not want to take part in the optional interaction, it silently drops the message without reply. </text:p>
      <text:p text:style-name="Standard">Reject Addressed Standard Interaction Due to Error</text:p>
      <text:list xml:id="list2089121927" text:style-name="L10">
        <text:list-item>
          <text:p text:style-name="P25">Node A is taking part in an addressed interaction with Node B. Either node may be able to send the next message.</text:p>
        </text:list-item>
        <text:list-item>
          <text:p text:style-name="P25">Some error condition prevents Node A from continuing the interaction. </text:p>
        </text:list-item>
        <text:list-item>
          <text:p text:style-name="P25">To terminate the interaction, Node A sends a Terminate Due to Error message to Node B. It then resets it's state so as to no longer be taking part in the addressed interaction.</text:p>
        </text:list-item>
      </text:list>
      <text:p text:style-name="Standard">The message content contains the most recent MTI received in this interaction, a mandatory reason code and an optional data value. The use of these fields is to be defined. </text:p>
      <text:p text:style-name="Standard"/>
      <text:p text:style-name="Standard"/>
      <text:p text:style-name="Standard"/>
      <text:p text:style-name="Standard">Below this is just a collection of pieces from other docs right now.</text:p>
      <text:p text:style-name="Standard"/>
      <text:p text:style-name="Standard"/>
      <text:p text:style-name="Standard"><text:change-end text:change-id="ct735383136"/><text:change text:change-id="ct522082736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29"><text:s/>1 Introduction (Informative)<text:tab/>1</text:p>
          <text:p text:style-name="P29"><text:s/>2 Intended Use (Informative)<text:tab/>1</text:p>
          <text:p text:style-name="P29"><text:s/>3 References and Context (Normative)<text:tab/>1</text:p>
          <text:p text:style-name="P29"><text:s/>4 Message Format (Normative)<text:tab/>1</text:p>
          <text:p text:style-name="P15"><text:s/>4.1 Global (non-addressed) messages<text:tab/>1</text:p>
          <text:p text:style-name="P15"><text:s/>4.2 Addressed messages<text:tab/>2</text:p>
          <text:p text:style-name="P29"><text:s/>5 Messages (Normative)<text:tab/>2</text:p>
          <text:p text:style-name="P16"><text:soft-page-break/><text:s/>5.1.1 Initialization Complete<text:tab/>2</text:p>
          <text:p text:style-name="P16"><text:s/>5.1.2 Verify Node ID<text:tab/>2</text:p>
          <text:p text:style-name="P16"><text:s/>5.1.3 Verified Node ID<text:tab/>2</text:p>
          <text:p text:style-name="P16"><text:s/>5.1.4 Optional Interaction Rejected<text:tab/>2</text:p>
          <text:p text:style-name="P16"><text:s/>5.1.5 Terminate Due to Error<text:tab/>3</text:p>
          <text:p text:style-name="P29"><text:s/>6 Interactions (Normative)<text:tab/>3</text:p>
          <text:p text:style-name="P15"><text:s/>6.1 Node Initialization<text:tab/>3</text:p>
          <text:p text:style-name="P15"><text:s/>6.2 Duplicate Node ID Detection<text:tab/>4</text:p>
          <text:p text:style-name="P15"><text:s/>6.3 Node ID Discovery<text:tab/>4</text:p>
          <text:p text:style-name="P15"><text:s/>6.4 Error Handling<text:tab/>4</text:p>
          <text:p text:style-name="P16"><text:s/>6.4.1 Reject Addressed Optional Interaction<text:tab/>4</text:p>
          <text:p text:style-name="P16"><text:s/>6.4.2 Reject Unaddressed Optional Interaction<text:tab/>5</text:p>
        </text:index-body>
      </text:table-of-conten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 style:font-size-complex="8pt"/>
    </style:style>
    <style:style style:name="MP6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fo:font-size="8pt" style:font-size-asian="8pt" style:font-size-complex="8pt"/>
    </style:style>
    <style:style style:name="MP7" style:family="paragraph" style:parent-style-name="Header">
      <style:text-properties fo:language="zxx" fo:country="none" style:language-asian="zxx" style:country-asian="none"/>
    </style:style>
    <style:style style:name="MP8" style:family="paragraph" style:parent-style-name="Header">
      <style:paragraph-properties style:snap-to-layout-grid="false"/>
    </style:style>
    <style:style style:name="MP9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10" style:family="paragraph" style:parent-style-name="Header">
      <style:paragraph-properties fo:text-align="center" style:justify-single-word="false" style:snap-to-layout-gri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MP11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12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/>
    </style:style>
    <style:style style:name="MP13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9pt" style:font-size-asian="9pt"/>
    </style:style>
    <style:style style:name="MT5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text:id="ct531045488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text:id="ct531045632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5" draw:name="PowerPlusWaterMarkObject3" draw:style-name="Mgr1" draw:text-style-name="MP3" svg:width="6.5461in" svg:height="2.6185in" draw:transform="skewX (-6.73624118882306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531045488"/><text:change-start text:change-id="ct531045632"/>OpenLCB-CAN Message Network Standard<text:change-end text:change-id="ct531045632"/></text:p>
      </style:header>
      <style:footer>
        <text:tracked-changes>
          <text:changed-region text:id="ct531013536">
            <text:deletion>
              <office:change-info>
                <dc:creator>Bob Jacobsen</dc:creator>
                <dc:date>2010-10-08T17:23:00</dc:date>
              </office:change-info>
              <text:p text:style-name="MP5">Title</text:p>
            </text:deletion>
          </text:changed-region>
          <text:changed-region text:id="ct526433472">
            <text:insertion>
              <office:change-info>
                <dc:creator>Bob Jacobsen</dc:creator>
                <dc:date>2010-10-08T17:23:00</dc:date>
              </office:change-info>
            </text:insertion>
          </text:changed-region>
          <text:changed-region text:id="ct531051232">
            <text:deletion>
              <office:change-info>
                <dc:creator>Bob Jacobsen</dc:creator>
                <dc:date>2010-10-08T17:23:00</dc:date>
              </office:change-info>
              <text:p text:style-name="MP6"><text:tab/></text:p>
            </text:deletion>
          </text:changed-region>
        </text:tracked-changes>
        <text:p text:style-name="MP4"><text:change text:change-id="ct531013536"/><text:change-start text:change-id="ct526433472"/><text:span text:style-name="MT2">Copyright 2010, by J. Day, D. Harris, B. Jacobsen, and A. Shepherd</text:span><text:change-end text:change-id="ct526433472"/><text:change text:change-id="ct531051232"/><text:span text:style-name="MT3"><text:tab/>Page </text:span><text:span text:style-name="Page_20_Number"><text:span text:style-name="MT3"><text:page-number text:select-page="current">6</text:page-number></text:span></text:span><text:span text:style-name="Page_20_Number"><text:span text:style-name="MT3"> of </text:span></text:span><text:span text:style-name="Page_20_Number"><text:span text:style-name="MT3"><text:page-count style:num-format="1">6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0-10-12T23:55:15">10/12/2010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text:id="ct538511744">
            <text:deletion>
              <office:change-info>
                <dc:creator>Bob Jacobsen</dc:creator>
                <dc:date>2010-10-07T21:46:00</dc:date>
              </office:change-info>
              <text:p text:style-name="MP10">NMRA TECHNICAL NOTES</text:p>
            </text:deletion>
          </text:changed-region>
          <text:changed-region text:id="ct538187248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538188256">
            <text:insertion>
              <office:change-info>
                <dc:creator>Bob Jacobsen</dc:creator>
                <dc:date>2010-10-08T18:28:00</dc:date>
              </office:change-info>
            </text:insertion>
          </text:changed-region>
          <text:changed-region text:id="ct518567840">
            <text:deletion>
              <office:change-info>
                <dc:creator>Bob Jacobsen</dc:creator>
                <dc:date>2010-10-08T18:28:00</dc:date>
              </office:change-info>
              <text:p text:style-name="MP9">(title)</text:p>
            </text:deletion>
          </text:changed-region>
          <text:changed-region text:id="ct643169504">
            <text:insertion>
              <office:change-info>
                <dc:creator>Bob Jacobsen</dc:creator>
                <dc:date>2010-10-08T18:28:00</dc:date>
              </office:change-info>
            </text:insertion>
          </text:changed-region>
          <text:changed-region text:id="ct521327184">
            <text:deletion>
              <office:change-info>
                <dc:creator>Bob Jacobsen</dc:creator>
                <dc:date>2010-10-08T17:19:00</dc:date>
              </office:change-info>
              <text:p text:style-name="MP9">(date)</text:p>
            </text:deletion>
          </text:changed-region>
          <text:changed-region text:id="ct735384784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569064384">
            <text:deletion>
              <office:change-info>
                <dc:creator>Bob Jacobsen</dc:creator>
                <dc:date>2010-10-07T21:47:00</dc:date>
              </office:change-info>
              <text:p text:style-name="MP9">(number)</text:p>
            </text:deletion>
          </text:changed-region>
          <text:changed-region text:id="ct735283520">
            <text:insertion>
              <office:change-info>
                <dc:creator>Bob Jacobsen</dc:creator>
                <dc:date>2010-10-10T12:14:00</dc:date>
              </office:change-info>
            </text:insertion>
          </text:changed-region>
        </text:tracked-changes>
        <text:p text:style-name="MP7"><draw:custom-shape text:anchor-type="char" draw:z-index="0" draw:name="PowerPlusWaterMarkObject1" draw:style-name="Mgr1" draw:text-style-name="MP3" svg:width="6.5461in" svg:height="2.6185in" draw:transform="skewX (-6.73624118882306E-017) rotate (0.7853981633973) translate (0.00972222222222222in 5.21134076990376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8"><draw:frame draw:style-name="Mfr1" draw:name="graphics1" text:anchor-type="paragraph" svg:width="2.798in" svg:height="0.9909in" draw:z-index="6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8"/>
            </table:table-cell>
            <table:table-cell table:style-name="Table1.C1" table:number-columns-spanned="2" office:value-type="string">
              <text:p text:style-name="MP9"><text:change text:change-id="ct538511744"/><text:change-start text:change-id="ct538187248"/>OpenLCB St<text:change-end text:change-id="ct538187248"/><text:change-start text:change-id="ct538188256"/>andard<text:change-end text:change-id="ct538188256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8"/>
            </table:table-cell>
            <table:table-cell table:style-name="Table1.C1" table:number-columns-spanned="2" office:value-type="string">
              <text:p text:style-name="MP9"><text:change text:change-id="ct518567840"/><text:change-start text:change-id="ct643169504"/>OpenLCB-CAN Message Network<text:change-end text:change-id="ct643169504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8"/>
            </table:table-cell>
            <table:table-cell table:style-name="Table1.C3" office:value-type="string">
              <text:p text:style-name="MP9"><text:change text:change-id="ct521327184"/><text:change-start text:change-id="ct735384784"/><text:date style:data-style-name="N37" text:date-value="2010-10-08T17:19:56" text:fixed="true">10/08/10</text:date><text:change-end text:change-id="ct735384784"/></text:p>
            </table:table-cell>
            <table:table-cell table:style-name="Table1.C1" office:value-type="string">
              <text:p text:style-name="MP9"><text:change text:change-id="ct569064384"/><text:change-start text:change-id="ct735283520"/>Preliminary<text:change-end text:change-id="ct735283520"/></text:p>
            </table:table-cell>
          </table:table-row>
        </table:table>
        <text:p text:style-name="Header"/>
      </style:header>
      <style:footer>
        <text:tracked-changes>
          <text:changed-region text:id="ct528707120">
            <text:deletion>
              <office:change-info>
                <dc:creator>Bob Jacobsen</dc:creator>
                <dc:date>2010-10-07T21:47:00</dc:date>
              </office:change-info>
              <text:p text:style-name="MP12">90</text:p>
            </text:deletion>
          </text:changed-region>
          <text:changed-region text:id="ct641313952">
            <text:insertion>
              <office:change-info>
                <dc:creator>Bob Jacobsen</dc:creator>
                <dc:date>2010-10-07T21:47:00</dc:date>
              </office:change-info>
            </text:insertion>
          </text:changed-region>
          <text:changed-region text:id="ct537227312">
            <text:deletion>
              <office:change-info>
                <dc:creator>Bob Jacobsen</dc:creator>
                <dc:date>2010-10-08T17:21:00</dc:date>
              </office:change-info>
              <text:p text:style-name="MP12">A. Robinson, </text:p>
            </text:deletion>
          </text:changed-region>
        </text:tracked-changes>
        <text:p text:style-name="MP11"><text:span text:style-name="MT4">Copyright 20</text:span><text:change text:change-id="ct528707120"/><text:change-start text:change-id="ct641313952"/><text:span text:style-name="MT4">10</text:span><text:change-end text:change-id="ct641313952"/><text:span text:style-name="MT4">, by J. Day, D. Harris, B. Jacobsen, </text:span><text:change text:change-id="ct537227312"/><text:span text:style-name="MT4">and A. Shepherd<text:tab/></text:span><text:span text:style-name="MT5">Page </text:span><text:span text:style-name="Page_20_Number"><text:span text:style-name="MT5"><text:page-number text:select-page="current">6</text:page-number></text:span></text:span><text:span text:style-name="Page_20_Number"><text:span text:style-name="MT5"> of </text:span></text:span><text:span text:style-name="Page_20_Number"><text:span text:style-name="MT5"><text:page-count style:num-format="1">6</text:page-count></text:span></text:span><text:span text:style-name="Page_20_Number"><text:span text:style-name="MT5"> - </text:span></text:span><text:span text:style-name="Page_20_Number"><text:span text:style-name="MT5"><text:date style:data-style-name="N116" text:date-value="2010-10-12T23:55:15">10/12/2010</text:date></text:span></text:span></text:p>
        <text:p text:style-name="MP1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-CAN Message Network Technical</dc:title>
    <meta:initial-creator>Alex Shepherd</meta:initial-creator>
    <meta:creation-date>2009-01-22T07:11:27</meta:creation-date>
    <meta:editing-cycles>79</meta:editing-cycles>
    <meta:editing-duration>PT12H24M42S</meta:editing-duration>
    <meta:generator>OpenOffice.org/3.2$Unix OpenOffice.org_project/320m18$Build-9502</meta:generator>
    <dc:date>2010-10-12T23:55:15</dc:date>
    <dc:creator>Bob Jacobsen</dc:creator>
    <meta:keyword>OpenLCB-CAN Message Network</meta:keyword>
    <meta:document-statistic meta:table-count="1" meta:image-count="1" meta:object-count="0" meta:page-count="6" meta:paragraph-count="138" meta:word-count="1377" meta:character-count="8484"/>
    <meta:user-defined meta:name="Info 1"/>
    <meta:user-defined meta:name="Info 2"/>
    <meta:user-defined meta:name="Info 3"/>
    <meta:user-defined meta:name="Info 4"/>
  </office:meta>
</office:document-meta>
</file>